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5.002cm" table:align="margins"/>
    </style:style>
    <style:style style:name="Table2.A" style:family="table-column">
      <style:table-column-properties style:column-width="5.001cm" style:rel-column-width="21845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1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1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1cc2" officeooo:paragraph-rsid="00151cc2" style:font-size-asian="16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fo:font-weight="bold" officeooo:rsid="00151cc2" officeooo:paragraph-rsid="00151cc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51cc2" officeooo:paragraph-rsid="00151cc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86a66" officeooo:paragraph-rsid="00186a6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fb8ad" officeooo:paragraph-rsid="001fb8a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51cc2" officeooo:paragraph-rsid="00151cc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6a66" officeooo:paragraph-rsid="00186a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f482" officeooo:paragraph-rsid="0018f48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b896e" officeooo:paragraph-rsid="001b896e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fo:font-size="12pt" fo:font-weight="normal" officeooo:rsid="00151cc2" officeooo:paragraph-rsid="00630ed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fb8ad" officeooo:paragraph-rsid="006bb0b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6bb0b7" officeooo:paragraph-rsid="006bb0b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21a6f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21a6f9" officeooo:paragraph-rsid="001fb8a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5a4305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fo:font-size="12pt" fo:font-weight="normal" officeooo:rsid="006d10b3" officeooo:paragraph-rsid="006d10b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6d10b3" officeooo:paragraph-rsid="001fb8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86a66" officeooo:paragraph-rsid="00186a66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paragraph-rsid="006086a4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paragraph-rsid="00650ee5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paragraph-rsid="0068f09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paragraph-rsid="006ab6e5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paragraph-rsid="006d10b3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officeooo:rsid="0064c167" officeooo:paragraph-rsid="00650ee5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style:text-position="0% 100%" officeooo:rsid="0064c167" officeooo:paragraph-rsid="00650ee5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style:text-position="0% 100%" officeooo:rsid="0064c167" officeooo:paragraph-rsid="00672d2f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style:text-position="0% 100%" officeooo:rsid="0064c167" officeooo:paragraph-rsid="006ab6e5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officeooo:rsid="00186a66" officeooo:paragraph-rsid="00186a66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cm"/>
        </style:tab-stops>
      </style:paragraph-properties>
      <style:text-properties style:text-underline-style="solid" style:text-underline-width="auto" style:text-underline-color="font-color" officeooo:rsid="0068f09d" officeooo:paragraph-rsid="0068f09d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6ff86c" officeooo:paragraph-rsid="006ff86c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700943" officeooo:paragraph-rsid="00700943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7115c5" officeooo:paragraph-rsid="007115c5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115c5" officeooo:paragraph-rsid="00711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b30e2" style:font-weight-asian="normal" style:font-weight-complex="normal"/>
    </style:style>
    <style:style style:name="T3" style:family="text">
      <style:text-properties officeooo:rsid="0019adad"/>
    </style:style>
    <style:style style:name="T4" style:family="text">
      <style:text-properties officeooo:rsid="0021a6f9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614e6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1cc2" style:font-size-asian="10.5pt" style:font-weight-asian="normal" style:font-size-complex="12pt" style:font-weight-complex="normal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678c4" style:font-size-asian="10.5pt" style:font-weight-asian="bold" style:font-size-complex="12pt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12pt" fo:font-weight="normal" officeooo:rsid="00630ed8" style:font-size-asian="10.5pt" style:font-weight-asian="normal" style:font-size-complex="12pt" style:font-weight-complex="normal"/>
    </style:style>
    <style:style style:name="T12" style:family="text">
      <style:text-properties style:text-position="sub 58%" style:font-name="Liberation Serif" fo:font-size="12pt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13" style:family="text">
      <style:text-properties style:text-position="sub 58%" style:font-name="Liberation Serif" fo:font-size="12pt" fo:font-weight="normal" officeooo:rsid="0064c167" style:font-name-asian="Noto Serif CJK SC" style:font-size-asian="10.5pt" style:font-weight-asian="normal" style:font-name-complex="Lohit Devanagari1" style:font-size-complex="12pt" style:font-weight-complex="normal"/>
    </style:style>
    <style:style style:name="T14" style:family="text">
      <style:text-properties style:text-position="sub 58%" style:font-name="Liberation Serif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15" style:family="text">
      <style:text-properties style:text-position="sub 58%" style:font-name="Liberation Serif" fo:font-size="12pt" fo:font-weight="normal" officeooo:rsid="00672d2f" style:font-name-asian="Noto Serif CJK SC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style:text-position="sub 58%" style:font-name="Liberation Serif" fo:font-size="12pt" fo:font-weight="normal" officeooo:rsid="006ab6e5" style:font-name-asian="Noto Serif CJK SC" style:font-size-asian="10.5pt" style:font-weight-asian="normal" style:font-name-complex="Lohit Devanagari1" style:font-size-complex="12pt" style:font-weight-complex="normal"/>
    </style:style>
    <style:style style:name="T17" style:family="text">
      <style:text-properties style:text-position="sub 58%" style:font-name="Liberation Serif" fo:font-size="12pt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18" style:family="text">
      <style:text-properties style:text-position="sub 58%" style:font-name="Liberation Serif" fo:font-size="12pt" fo:font-weight="normal" officeooo:rsid="0064c167" style:font-name-asian="Liberation Serif" style:font-size-asian="10.5pt" style:font-weight-asian="normal" style:font-name-complex="Liberation Serif" style:font-size-complex="12pt" style:font-weight-complex="normal"/>
    </style:style>
    <style:style style:name="T19" style:family="text">
      <style:text-properties style:text-position="sub 58%" style:font-name="Liberation Serif1" fo:font-size="12pt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20" style:family="text">
      <style:text-properties style:text-position="sub 58%" style:font-name="Liberation Serif1" fo:font-size="12pt" fo:font-weight="normal" officeooo:rsid="00630ed8" style:font-name-asian="Noto Serif CJK SC" style:font-size-asian="10.5pt" style:font-weight-asian="normal" style:font-name-complex="Lohit Devanagari1" style:font-size-complex="12pt" style:font-weight-complex="normal"/>
    </style:style>
    <style:style style:name="T21" style:family="text">
      <style:text-properties style:text-position="sub 58%" style:font-name="Liberation Serif1" fo:font-size="12pt" fo:font-weight="normal" officeooo:rsid="0064c167" style:font-name-asian="Noto Serif CJK SC" style:font-size-asian="10.5pt" style:font-weight-asian="normal" style:font-name-complex="Lohit Devanagari1" style:font-size-complex="12pt" style:font-weight-complex="normal"/>
    </style:style>
    <style:style style:name="T22" style:family="text">
      <style:text-properties style:text-position="sub 58%" style:font-name="Liberation Serif1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23" style:family="text">
      <style:text-properties style:text-position="sub 58%" style:font-name="Liberation Serif1" fo:font-size="12pt" fo:font-weight="normal" officeooo:rsid="00672d2f" style:font-name-asian="Noto Serif CJK SC" style:font-size-asian="10.5pt" style:font-weight-asian="normal" style:font-name-complex="Lohit Devanagari1" style:font-size-complex="12pt" style:font-weight-complex="normal"/>
    </style:style>
    <style:style style:name="T24" style:family="text">
      <style:text-properties style:text-position="sub 58%" style:font-name="Liberation Serif1" fo:font-size="12pt" fo:font-weight="normal" officeooo:rsid="006ab6e5" style:font-name-asian="Noto Serif CJK SC" style:font-size-asian="10.5pt" style:font-weight-asian="normal" style:font-name-complex="Lohit Devanagari1" style:font-size-complex="12pt" style:font-weight-complex="normal"/>
    </style:style>
    <style:style style:name="T25" style:family="text">
      <style:text-properties style:text-position="0% 100%" fo:font-size="12pt" fo:font-weight="normal" officeooo:rsid="00630ed8" style:font-size-asian="10.5pt" style:font-weight-asian="normal" style:font-size-complex="12pt" style:font-weight-complex="normal"/>
    </style:style>
    <style:style style:name="T26" style:family="text">
      <style:text-properties style:text-position="0% 100%" fo:font-size="12pt" fo:font-weight="normal" officeooo:rsid="006ab6e5" style:font-size-asian="10.5pt" style:font-weight-asian="normal" style:font-size-complex="12pt" style:font-weight-complex="normal"/>
    </style:style>
    <style:style style:name="T27" style:family="text">
      <style:text-properties style:text-position="0% 100%" style:font-name="Liberation Serif" fo:font-size="12pt" fo:font-weight="normal" officeooo:rsid="00630ed8" style:font-name-asian="Liberation Serif" style:font-size-asian="10.5pt" style:font-weight-asian="normal" style:font-name-complex="Liberation Serif" style:font-size-complex="12pt" style:font-weight-complex="normal"/>
    </style:style>
    <style:style style:name="T28" style:family="text">
      <style:text-properties style:text-position="0% 100%" style:font-name="Liberation Serif" fo:font-size="12pt" fo:font-weight="normal" officeooo:rsid="0064c167" style:font-name-asian="Liberation Serif" style:font-size-asian="10.5pt" style:font-weight-asian="normal" style:font-name-complex="Liberation Serif" style:font-size-complex="12pt" style:font-weight-complex="normal"/>
    </style:style>
    <style:style style:name="T29" style:family="text">
      <style:text-properties style:text-position="0% 100%" style:font-name="Liberation Serif" fo:font-size="12pt" fo:font-weight="normal" officeooo:rsid="0064c167" style:font-name-asian="Noto Serif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text-position="0% 100%" style:font-name="Liberation Serif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text-position="0% 100%" style:font-name="Liberation Serif1" fo:font-size="12pt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text-position="0% 100%" style:font-name="Liberation Serif1" fo:font-size="12pt" fo:font-weight="normal" officeooo:rsid="00630ed8" style:font-name-asian="Noto Serif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text-position="0% 100%" style:font-name="Liberation Serif1" fo:font-size="12pt" fo:font-weight="normal" officeooo:rsid="0064c167" style:font-name-asian="Noto Serif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text-position="0% 100%" style:font-name="Liberation Serif1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text-position="0% 100%" style:font-name="Liberation Serif1" fo:font-size="12pt" fo:font-weight="normal" officeooo:rsid="00672d2f" style:font-name-asian="Noto Serif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text-position="0% 100%" style:font-name="Liberation Serif1" fo:font-size="12pt" fo:font-weight="normal" officeooo:rsid="006a2b4c" style:font-name-asian="Noto Serif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text-position="0% 100%" style:font-name="Liberation Serif1" fo:font-size="12pt" fo:font-weight="normal" officeooo:rsid="006ab6e5" style:font-name-asian="Noto Serif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text-position="0% 100%" style:font-name="Liberation Serif1" fo:font-size="12pt" style:text-underline-style="solid" style:text-underline-width="auto" style:text-underline-color="font-color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officeooo:rsid="005a4305"/>
    </style:style>
    <style:style style:name="T40" style:family="text">
      <style:text-properties officeooo:rsid="006086a4"/>
    </style:style>
    <style:style style:name="T41" style:family="text">
      <style:text-properties style:font-name="Liberation Serif" fo:font-size="12pt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42" style:family="text">
      <style:text-properties style:font-name="Liberation Serif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43" style:family="text">
      <style:text-properties style:font-name="Liberation Serif" fo:font-size="12pt" fo:font-weight="normal" officeooo:rsid="00672d2f" style:font-name-asian="Noto Serif CJK SC" style:font-size-asian="10.5pt" style:font-weight-asian="normal" style:font-name-complex="Lohit Devanagari1" style:font-size-complex="12pt" style:font-weight-complex="normal"/>
    </style:style>
    <style:style style:name="T44" style:family="text">
      <style:text-properties style:font-name="Liberation Serif" fo:font-size="12pt" fo:font-weight="normal" officeooo:rsid="0068f09d" style:font-name-asian="Noto Serif CJK SC" style:font-size-asian="10.5pt" style:font-weight-asian="normal" style:font-name-complex="Lohit Devanagari1" style:font-size-complex="12pt" style:font-weight-complex="normal"/>
    </style:style>
    <style:style style:name="T45" style:family="text">
      <style:text-properties style:font-name="Liberation Serif" fo:font-size="12pt" fo:font-weight="normal" officeooo:rsid="006ab6e5" style:font-name-asian="Noto Serif CJK SC" style:font-size-asian="10.5pt" style:font-weight-asian="normal" style:font-name-complex="Lohit Devanagari1" style:font-size-complex="12pt" style:font-weight-complex="normal"/>
    </style:style>
    <style:style style:name="T46" style:family="text">
      <style:text-properties style:font-name="Liberation Serif" fo:font-size="12pt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47" style:family="text">
      <style:text-properties style:font-name="Liberation Serif" fo:font-size="12pt" fo:font-weight="normal" officeooo:rsid="00650ee5" style:font-name-asian="Liberation Serif" style:font-size-asian="10.5pt" style:font-weight-asian="normal" style:font-name-complex="Liberation Serif" style:font-size-complex="12pt" style:font-weight-complex="normal"/>
    </style:style>
    <style:style style:name="T48" style:family="text">
      <style:text-properties style:font-name="Liberation Serif" fo:font-size="12pt" style:text-underline-style="solid" style:text-underline-width="auto" style:text-underline-color="font-color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49" style:family="text">
      <style:text-properties style:font-name="Liberation Serif1" fo:font-size="12pt" fo:font-weight="normal" style:font-name-asian="Noto Serif CJK SC" style:font-size-asian="10.5pt" style:font-weight-asian="normal" style:font-name-complex="Lohit Devanagari1" style:font-size-complex="12pt" style:font-weight-complex="normal"/>
    </style:style>
    <style:style style:name="T50" style:family="text">
      <style:text-properties style:font-name="Liberation Serif1" fo:font-size="12pt" fo:font-weight="normal" officeooo:rsid="00650ee5" style:font-name-asian="Noto Serif CJK SC" style:font-size-asian="10.5pt" style:font-weight-asian="normal" style:font-name-complex="Lohit Devanagari1" style:font-size-complex="12pt" style:font-weight-complex="normal"/>
    </style:style>
    <style:style style:name="T51" style:family="text">
      <style:text-properties officeooo:rsid="006b30e2"/>
    </style:style>
    <style:style style:name="T52" style:family="text">
      <style:text-properties officeooo:rsid="006bb0b7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officeooo:rsid="006e3951"/>
    </style:style>
    <style:style style:name="T56" style:family="text">
      <style:text-properties officeooo:rsid="007115c5"/>
    </style:style>
    <style:style style:name="T57" style:family="text">
      <style:text-properties officeooo:rsid="007342a1"/>
    </style:style>
    <style:style style:name="fr1" style:family="graphic" style:parent-style-name="OLE">
      <style:graphic-properties style:vertical-pos="from-top" style:vertical-rel="paragraph" style:horizontal-pos="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<text:span text:style-name="T40">3</text:span>º projeto ASA 2023/2024</text:p>
      <text:p text:style-name="P1"/>
      <text:p text:style-name="P3">Grupo: <text:span text:style-name="T1">TP045</text:span></text:p>
      <text:p text:style-name="P3">Aluno<text:span text:style-name="T3">(s)</text:span>:<text:span text:style-name="T1"> David Antunes (nº 107061)</text:span></text:p>
      <text:p text:style-name="P6"/>
      <text:p text:style-name="P3">Descrição do problema e da solução:</text:p>
      <text:p text:style-name="P10"><text:tab/></text:p>
      <text:p text:style-name="P16">Formalização do modelo linear:</text:p>
      <text:p text:style-name="P10"/>
      <text:p text:style-name="P29"><text:span text:style-name="T7">V</text:span><text:span text:style-name="T5">ariáveis:</text:span></text:p>
      <text:p text:style-name="P19"><text:span text:style-name="T7">- </text:span><text:span text:style-name="T6">x</text:span><text:span text:style-name="T11">i </text:span><text:span text:style-name="T25">representa </text:span><text:span text:style-name="T26">a quantidade do</text:span><text:span text:style-name="T25"> brinquedo </text:span><text:span text:style-name="T26">i </text:span><text:span text:style-name="T25">(1 </text:span><text:span text:style-name="T27">≤</text:span><text:span text:style-name="T32"> i </text:span><text:span text:style-name="T27">≤</text:span><text:span text:style-name="T32"> n, sendo n o número de brinquedos);</text:span></text:p>
      <text:p text:style-name="P22"><text:span text:style-name="T32">- y</text:span><text:span text:style-name="T21">j</text:span><text:span text:style-name="T32"> representa </text:span><text:span text:style-name="T37">a quantidade do </text:span><text:span text:style-name="T32">pacote especial </text:span><text:span text:style-name="T37">j </text:span><text:span text:style-name="T32">(1 </text:span><text:span text:style-name="T27">≤</text:span><text:span text:style-name="T32"> </text:span><text:span text:style-name="T33">j</text:span><text:span text:style-name="T32"> </text:span><text:span text:style-name="T27">≤</text:span><text:span text:style-name="T32"> p, sendo p o número de pacotes);</text:span></text:p>
      <text:p text:style-name="P22"><text:span text:style-name="T32">- </text:span><text:span text:style-name="T37">y</text:span><text:span text:style-name="T24">(</text:span><text:span text:style-name="T24">i</text:span><text:span text:style-name="T24">)</text:span><text:span text:style-name="T23"> </text:span><text:span text:style-name="T35">representa</text:span><text:span text:style-name="T23"> </text:span><text:span text:style-name="T37">a quantidade de </text:span><text:span text:style-name="T35">um pacote </text:span><text:span text:style-name="T36">especial</text:span><text:span text:style-name="T35"> que contém o brinquedo </text:span><text:span text:style-name="T37">i</text:span><text:span text:style-name="T35"> ;</text:span></text:p>
      <text:p text:style-name="P29"><text:span text:style-name="T32"/></text:p>
      <text:p text:style-name="P29"><text:span text:style-name="T32">C</text:span><text:span text:style-name="T31">onstantes:</text:span></text:p>
      <text:p text:style-name="P21"><text:span text:style-name="T32">- l</text:span><text:span text:style-name="T20">i</text:span><text:span text:style-name="T32"> representa o lucro do brinquedo x</text:span><text:span text:style-name="T20">i </text:span><text:span text:style-name="T32">;</text:span></text:p>
      <text:p text:style-name="P21"><text:span text:style-name="T32">- l</text:span><text:span text:style-name="T21">j</text:span><text:span text:style-name="T32"> representa o lucro do pacote y</text:span><text:span text:style-name="T20">i </text:span><text:span text:style-name="T32">;</text:span></text:p>
      <text:p text:style-name="P21"><text:span text:style-name="T32">- </text:span><text:span text:style-name="T33">m</text:span><text:span text:style-name="T21">i</text:span><text:span text:style-name="T33"> representa o máximo de produção </text:span><text:span text:style-name="T34">do brinquedo x</text:span><text:span text:style-name="T22">i </text:span><text:span text:style-name="T34">;</text:span></text:p>
      <text:p text:style-name="P20"><text:span text:style-name="T34">- M representa o máximo de produção total de brinquedos.</text:span></text:p>
      <text:p text:style-name="P19"><text:span text:style-name="T32"><text:tab/></text:span></text:p>
      <text:p text:style-name="P23"><text:span text:style-name="T38">Objetivo:</text:span><text:span text:style-name="T31"> </text:span></text:p>
      <text:p text:style-name="P23"><text:span text:style-name="T33"><text:tab/>maximizar f(x</text:span><text:span text:style-name="T21">1</text:span><text:span text:style-name="T33">, …, x</text:span><text:span text:style-name="T21">n</text:span><text:span text:style-name="T33">, y</text:span><text:span text:style-name="T21">1</text:span><text:span text:style-name="T33">, …, y</text:span><text:span text:style-name="T21">p</text:span><text:span text:style-name="T33">) = </text:span><text:span text:style-name="T28">∑</text:span><text:span text:style-name="T13">1 </text:span><text:span text:style-name="T18">≤ </text:span><text:span text:style-name="T13">i </text:span><text:span text:style-name="T18">≤ </text:span><text:span text:style-name="T13">n </text:span><text:span text:style-name="T29">l</text:span><text:span text:style-name="T13">i</text:span><text:span text:style-name="T29">x</text:span><text:span text:style-name="T13">i</text:span><text:span text:style-name="T29"> + <text:s/></text:span><text:span text:style-name="T28">∑</text:span><text:span text:style-name="T13">1 </text:span><text:span text:style-name="T18">≤ </text:span><text:span text:style-name="T13">j </text:span><text:span text:style-name="T18">≤ p</text:span><text:span text:style-name="T13"> </text:span><text:span text:style-name="T29">l</text:span><text:span text:style-name="T13">j</text:span><text:span text:style-name="T29">y</text:span><text:span text:style-name="T13">j</text:span></text:p>
      <text:p text:style-name="P25"><text:span text:style-name="T48">Restrições:</text:span><text:span text:style-name="T41"> </text:span></text:p>
      <text:p text:style-name="P26"><text:span text:style-name="T42"><text:tab/>g</text:span><text:span text:style-name="T14">i</text:span><text:span text:style-name="T49">(x</text:span><text:span text:style-name="T22">i, </text:span><text:span text:style-name="T50">y</text:span><text:span text:style-name="T49">) = </text:span><text:span text:style-name="T41">x</text:span><text:span text:style-name="T12">i</text:span><text:span text:style-name="T41"> + <text:s/></text:span><text:span text:style-name="T46">∑</text:span><text:span text:style-name="T41"> </text:span><text:span text:style-name="T43">y</text:span><text:span text:style-name="T16">(</text:span><text:span text:style-name="T15">i</text:span><text:span text:style-name="T16">)</text:span><text:span text:style-name="T41"> <text:s/></text:span><text:span text:style-name="T47">≤</text:span><text:span text:style-name="T42"> </text:span><text:span text:style-name="T43">m</text:span><text:span text:style-name="T15">i</text:span><text:span text:style-name="T43"> </text:span><text:span text:style-name="T44">para todo i em [1, n]</text:span></text:p>
      <text:p text:style-name="P27"><text:span text:style-name="T43"><text:tab/></text:span><text:span text:style-name="T45">h</text:span><text:span text:style-name="T49">(x</text:span><text:span text:style-name="T19">1</text:span><text:span text:style-name="T49">, …, x</text:span><text:span text:style-name="T19">n</text:span><text:span text:style-name="T49">, y</text:span><text:span text:style-name="T19">1</text:span><text:span text:style-name="T49">, …, y</text:span><text:span text:style-name="T19">p</text:span><text:span text:style-name="T49">) = </text:span><text:span text:style-name="T46">∑</text:span><text:span text:style-name="T12">1 </text:span><text:span text:style-name="T17">≤ </text:span><text:span text:style-name="T12">i </text:span><text:span text:style-name="T17">≤ </text:span><text:span text:style-name="T12">n </text:span><text:span text:style-name="T41">x</text:span><text:span text:style-name="T12">i</text:span><text:span text:style-name="T41"> + <text:s/></text:span><text:span text:style-name="T46">∑</text:span><text:span text:style-name="T12">1 </text:span><text:span text:style-name="T17">≤ </text:span><text:span text:style-name="T12">j </text:span><text:span text:style-name="T17">≤ p</text:span><text:span text:style-name="T12"> </text:span><text:span text:style-name="T42">3</text:span><text:span text:style-name="T41">y</text:span><text:span text:style-name="T12">j <text:s/></text:span><text:span text:style-name="T47">≤</text:span><text:span text:style-name="T42"> M</text:span></text:p>
      <text:p text:style-name="P24"><text:span text:style-name="T30"><text:tab/></text:span></text:p>
      <text:p text:style-name="P28"><text:span text:style-name="T9">A</text:span><text:span text:style-name="T8">nálise Teórica:</text:span></text:p>
      <text:p text:style-name="P7"/>
      <text:p text:style-name="P8">Para <text:span text:style-name="T51">n brinquedos e p pacotes especiais</text:span>:</text:p>
      <text:p text:style-name="P4"><text:span text:style-name="T1">- </text:span><text:span text:style-name="T2">O número de variáveis do programa linear é O(n+p);</text:span></text:p>
      <text:p text:style-name="P4"><text:span text:style-name="T2">- O número de restrições do programa linear é O(n).</text:span></text:p>
      <text:p text:style-name="P9"/>
      <text:p text:style-name="P5">Avaliação experimental de resultados:</text:p>
      <text:p text:style-name="P9"/>
      <text:p text:style-name="P11">Con<text:span text:style-name="T57">s</text:span>iderando <text:span text:style-name="T52">n brinquedos e p pacotes especiais</text:span><text:span text:style-name="T4">, </text:span><text:span text:style-name="T39">vamos construir </text:span><text:span text:style-name="T52">dois</text:span><text:span text:style-name="T39"> gráfico</text:span><text:span text:style-name="T52">s:</text:span></text:p>
      <text:p text:style-name="P11"/>
      <text:p text:style-name="P12"><text:span text:style-name="T54">Gráfico 1:</text:span> gráfico do tempo em função do tamanho do programa linear codificado (número de variáveis + número de restrições, <text:span text:style-name="T55">ou seja (n+p) + (n+1) = 2n + p +1</text:span>).</text:p>
      <text:p text:style-name="P12"><text:span text:style-name="T53"/></text:p>
      <text:p text:style-name="P12"><text:span text:style-name="T53">Gráfico 2:</text:span> gráfico do tempo em função da soma do número de brinquedos com o número de pacotes (n+p).</text:p>
      <text:p text:style-name="P11"/>
      <text:p text:style-name="P11"><text:span text:style-name="T39">A seguinte tabela apresenta os tempos <text:s/>de execução associados a 15 instâncias de tamanho incremental.</text:span></text:p>
      <text:p text:style-name="P14"/>
      <table:table table:name="Table2" table:style-name="Table2" table:template-name="Academic">
        <table:table-column table:style-name="Table2.A" table:number-columns-repeated="3"/>
        <table:table-row>
          <table:table-cell table:style-name="Table2.A1" office:value-type="string">
            <text:p text:style-name="P33">n</text:p>
          </table:table-cell>
          <table:table-cell table:style-name="Table2.A1" office:value-type="string">
            <text:p text:style-name="P33">p</text:p>
          </table:table-cell>
          <table:table-cell table:style-name="Table2.A1" office:value-type="string">
            <text:p text:style-name="P33">Tempo(s)</text:p>
          </table:table-cell>
        </table:table-row>
        <table:table-row>
          <table:table-cell table:style-name="Table2.A2" office:value-type="string">
            <text:p text:style-name="P30">100</text:p>
          </table:table-cell>
          <table:table-cell table:style-name="Table2.B2" office:value-type="string">
            <text:p text:style-name="P30">50</text:p>
          </table:table-cell>
          <table:table-cell table:style-name="Table2.C2" office:value-type="string">
            <text:p text:style-name="P31">0,134</text:p>
          </table:table-cell>
        </table:table-row>
        <table:table-row>
          <table:table-cell table:style-name="Table2.A3" office:value-type="string">
            <text:p text:style-name="P30">200</text:p>
          </table:table-cell>
          <table:table-cell table:style-name="Table2.B3" office:value-type="string">
            <text:p text:style-name="P30">100</text:p>
          </table:table-cell>
          <table:table-cell table:style-name="Table2.C3" office:value-type="string">
            <text:p text:style-name="P31">0,141</text:p>
          </table:table-cell>
        </table:table-row>
        <table:table-row>
          <table:table-cell table:style-name="Table2.A4" office:value-type="string">
            <text:p text:style-name="P30">300</text:p>
          </table:table-cell>
          <table:table-cell table:style-name="Table2.B4" office:value-type="string">
            <text:p text:style-name="P30">150</text:p>
          </table:table-cell>
          <table:table-cell table:style-name="Table2.C4" office:value-type="string">
            <text:p text:style-name="P31">0,163</text:p>
          </table:table-cell>
        </table:table-row>
        <table:table-row>
          <table:table-cell table:style-name="Table2.A5" office:value-type="string">
            <text:p text:style-name="P30">400</text:p>
          </table:table-cell>
          <table:table-cell table:style-name="Table2.B5" office:value-type="string">
            <text:p text:style-name="P30">200</text:p>
          </table:table-cell>
          <table:table-cell table:style-name="Table2.C5" office:value-type="string">
            <text:p text:style-name="P31">0,174</text:p>
          </table:table-cell>
        </table:table-row>
        <table:table-row>
          <table:table-cell table:style-name="Table2.A6" office:value-type="string">
            <text:p text:style-name="P30">500</text:p>
          </table:table-cell>
          <table:table-cell table:style-name="Table2.B6" office:value-type="string">
            <text:p text:style-name="P30">250</text:p>
          </table:table-cell>
          <table:table-cell table:style-name="Table2.C6" office:value-type="string">
            <text:p text:style-name="P31">0,190</text:p>
          </table:table-cell>
        </table:table-row>
        <text:soft-page-break/>
        <table:table-row>
          <table:table-cell table:style-name="Table2.A7" office:value-type="string">
            <text:p text:style-name="P30">600</text:p>
          </table:table-cell>
          <table:table-cell table:style-name="Table2.B7" office:value-type="string">
            <text:p text:style-name="P30">300</text:p>
          </table:table-cell>
          <table:table-cell table:style-name="Table2.C7" office:value-type="string">
            <text:p text:style-name="P31">0,2<text:span text:style-name="T56">03</text:span></text:p>
          </table:table-cell>
        </table:table-row>
        <table:table-row>
          <table:table-cell table:style-name="Table2.A8" office:value-type="string">
            <text:p text:style-name="P30">700</text:p>
          </table:table-cell>
          <table:table-cell table:style-name="Table2.B8" office:value-type="string">
            <text:p text:style-name="P30">350</text:p>
          </table:table-cell>
          <table:table-cell table:style-name="Table2.C8" office:value-type="string">
            <text:p text:style-name="P32">0,216</text:p>
          </table:table-cell>
        </table:table-row>
        <table:table-row>
          <table:table-cell table:style-name="Table2.A9" office:value-type="string">
            <text:p text:style-name="P30">800</text:p>
          </table:table-cell>
          <table:table-cell table:style-name="Table2.B9" office:value-type="string">
            <text:p text:style-name="P30">400</text:p>
          </table:table-cell>
          <table:table-cell table:style-name="Table2.C9" office:value-type="string">
            <text:p text:style-name="P32">0,233</text:p>
          </table:table-cell>
        </table:table-row>
        <table:table-row>
          <table:table-cell table:style-name="Table2.A10" office:value-type="string">
            <text:p text:style-name="P30">900</text:p>
          </table:table-cell>
          <table:table-cell table:style-name="Table2.B10" office:value-type="string">
            <text:p text:style-name="P30">450</text:p>
          </table:table-cell>
          <table:table-cell table:style-name="Table2.C10" office:value-type="string">
            <text:p text:style-name="P32">0,251</text:p>
          </table:table-cell>
        </table:table-row>
        <table:table-row>
          <table:table-cell table:style-name="Table2.A11" office:value-type="string">
            <text:p text:style-name="P30">1000</text:p>
          </table:table-cell>
          <table:table-cell table:style-name="Table2.B11" office:value-type="string">
            <text:p text:style-name="P30">500</text:p>
          </table:table-cell>
          <table:table-cell table:style-name="Table2.C11" office:value-type="string">
            <text:p text:style-name="P32">0,275</text:p>
          </table:table-cell>
        </table:table-row>
        <table:table-row>
          <table:table-cell table:style-name="Table2.A12" office:value-type="string">
            <text:p text:style-name="P30">1100</text:p>
          </table:table-cell>
          <table:table-cell table:style-name="Table2.B12" office:value-type="string">
            <text:p text:style-name="P30">550</text:p>
          </table:table-cell>
          <table:table-cell table:style-name="Table2.C12" office:value-type="string">
            <text:p text:style-name="P32">0,289</text:p>
          </table:table-cell>
        </table:table-row>
        <table:table-row>
          <table:table-cell table:style-name="Table2.A13" office:value-type="string">
            <text:p text:style-name="P30">1200</text:p>
          </table:table-cell>
          <table:table-cell table:style-name="Table2.B13" office:value-type="string">
            <text:p text:style-name="P30">600</text:p>
          </table:table-cell>
          <table:table-cell table:style-name="Table2.C13" office:value-type="string">
            <text:p text:style-name="P32">0,310</text:p>
          </table:table-cell>
        </table:table-row>
      </table:table>
      <text:p text:style-name="P14"/>
      <text:p text:style-name="P17"><draw:frame draw:style-name="fr1" draw:name="Object2" text:anchor-type="char" svg:y="0.593cm" svg:width="15.476cm" svg:height="8.70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3"/>
      <text:p text:style-name="P13"><draw:frame draw:style-name="fr1" draw:name="Object1" text:anchor-type="char" svg:y="0.247cm" svg:width="15.58cm" svg:height="8.765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PT">
      <number:number number:min-integer-digits="1"/>
    </number:number-style>
    <number:text-style style:name="N20100" number:language="pt" number:country="PT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63cm" fo:margin-right="3.0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6:41:39.301386120</meta:creation-date>
    <dc:date>2024-01-07T01:29:31.392699107</dc:date>
    <meta:editing-duration>P1DT5H49M48S</meta:editing-duration>
    <meta:editing-cycles>42</meta:editing-cycles>
    <meta:generator>LibreOffice/7.3.7.2$Linux_X86_64 LibreOffice_project/30$Build-2</meta:generator>
    <meta:document-statistic meta:table-count="1" meta:image-count="0" meta:object-count="2" meta:page-count="2" meta:paragraph-count="70" meta:word-count="324" meta:character-count="1605" meta:non-whitespace-character-count="133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cm" svg:height="8.764cm" xlink:href="." xlink:type="simple" chart:class="chart:scatter" chart:style-name="ch1">
        <chart:title svg:x="6.794cm" svg:y="0.311cm" chart:style-name="ch2">
          <text:p>Gráfico 2</text:p>
        </chart:title>
        <chart:plot-area chart:style-name="ch3" chart:data-source-has-labels="both" svg:x="1.322cm" svg:y="1.265cm" svg:width="13.947cm" svg:height="6.343cm">
          <chart:coordinate-region svg:x="2.234cm" svg:y="1.464cm" svg:width="12.663cm" svg:height="5.497cm"/>
          <chart:axis chart:dimension="x" chart:name="primary-x" chart:style-name="ch4" chartooo:axis-type="auto">
            <chart:title svg:x="7.881cm" svg:y="7.783cm" chart:style-name="ch5">
              <text:p>n + p</text:p>
            </chart:title>
            <chart:categories table:cell-range-address="local-table.$A$2:.$A$13"/>
            <chart:grid chart:style-name="ch6" chart:class="major"/>
          </chart:axis>
          <chart:axis chart:dimension="y" chart:name="primary-y" chart:style-name="ch7">
            <chart:title svg:x="0.451cm" svg:y="5.221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0">
                <text:p>135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76cm" svg:height="8.704cm" xlink:href="." xlink:type="simple" chart:class="chart:scatter" chart:style-name="ch1">
        <chart:title svg:x="6.742cm" svg:y="0.31cm" chart:style-name="ch2">
          <text:p>Gráfico 1</text:p>
        </chart:title>
        <chart:plot-area chart:style-name="ch3" chart:data-source-has-labels="both" svg:x="1.32cm" svg:y="1.263cm" svg:width="13.847cm" svg:height="6.286cm">
          <chart:coordinate-region svg:x="2.232cm" svg:y="1.463cm" svg:width="12.563cm" svg:height="5.439cm"/>
          <chart:axis chart:dimension="x" chart:name="primary-x" chart:style-name="ch4" chartooo:axis-type="auto">
            <chart:title svg:x="5.024cm" svg:y="7.723cm" chart:style-name="ch5">
              <text:p>número de variáveis + número de restrições</text:p>
            </chart:title>
            <chart:categories table:cell-range-address="local-table.$A$2:.$A$13"/>
            <chart:grid chart:style-name="ch6" chart:class="major"/>
          </chart:axis>
          <chart:axis chart:dimension="y" chart:name="primary-y" chart:style-name="ch7">
            <chart:title svg:x="0.451cm" svg:y="5.191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">
                <text:p>25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1">
                <text:p>75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">
                <text:p>100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1">
                <text:p>125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1">
                <text:p>1501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1">
                <text:p>175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1">
                <text:p>225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">
                <text:p>250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1">
                <text:p>275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1">
                <text:p>3001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